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2.819cm"/>
    </style:style>
    <style:style style:name="co11" style:family="table-column">
      <style:table-column-properties fo:break-before="auto" style:column-width="11.113cm"/>
    </style:style>
    <style:style style:name="co12" style:family="table-column">
      <style:table-column-properties fo:break-before="auto" style:column-width="6.44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2.958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4.81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5" style:family="table-column">
      <style:table-column-properties fo:break-before="auto" style:column-width="2.542cm"/>
    </style:style>
    <style:style style:name="co26" style:family="table-column">
      <style:table-column-properties fo:break-before="auto" style:column-width="7.463cm"/>
    </style:style>
    <style:style style:name="co27" style:family="table-column">
      <style:table-column-properties fo:break-before="auto" style:column-width="8.5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solid" style:text-line-through-type="single" style:font-weight-asian="normal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90]; &quot;Yes&quot;)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90])" office:value-type="float" office:value="76" calcext:value-type="float">
            <text:p>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4" table:formula="of:=([.E4] / [.E5])" office:value-type="percentage" office:value="0.671052631578947" calcext:value-type="percentage">
            <text:p>67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DT34</text:p>
          </table:table-cell>
          <table:table-cell table:style-name="ce5" office:value-type="string" calcext:value-type="string">
            <text:p>Security</text:p>
          </table:table-cell>
          <table:table-cell table:style-name="ce5" office:value-type="string" calcext:value-type="string">
            <text:p>Authentication REST Endpoint setup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2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IF([.F4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DT37</text:p>
          </table:table-cell>
          <table:table-cell table:style-name="ce6" office:value-type="string" calcext:value-type="string">
            <text:p>Database</text:p>
          </table:table-cell>
          <table:table-cell table:style-name="ce6" office:value-type="string" calcext:value-type="string">
            <text:p>Implement MySQL database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6" office:value-type="string" calcext:value-type="string">
            <text:p>DT38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IDE Plugin developm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6" office:value-type="string" calcext:value-type="string">
            <text:p>DT39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Website Development</text:p>
          </table:table-cell>
          <table:table-cell table:style-name="ce6" office:value-type="string" calcext:value-type="string">
            <text:p>Websit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6" office:value-type="string" calcext:value-type="string">
            <text:p>DT40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</text:p>
          </table:table-cell>
          <table:table-cell table:style-name="ce6" office:value-type="string" calcext:value-type="string">
            <text:p>Service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6" office:value-type="string" calcext:value-type="string">
            <text:p>DT41</text:p>
          </table:table-cell>
          <table:table-cell table:style-name="ce6" office:value-type="string" calcext:value-type="string">
            <text:p>Synchronisation</text:p>
          </table:table-cell>
          <table:table-cell table:style-name="ce6" office:value-type="string" calcext:value-type="string">
            <text:p>Operational Transformation Integration – Client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print3</text:p>
          </table:table-cell>
          <table:table-cell table:style-name="ce6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Implement WebSockets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print3</text:p>
          </table:table-cell>
          <table:table-cell table:style-name="ce5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Get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Reques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elete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ut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8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21:19:44.904965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3H30M20S</meta:editing-duration>
    <meta:editing-cycles>17</meta:editing-cycles>
    <meta:generator>LibreOffice/4.2.6.2$Linux_X86_64 LibreOffice_project/420$Build-2</meta:generator>
    <meta:initial-creator>Lachlan </meta:initial-creator>
    <dc:date>2014-09-20T21:41:47.565529724</dc:date>
    <meta:document-statistic meta:table-count="5" meta:cell-count="1219" meta:object-count="0"/>
  </office:meta>
</office:document-meta>
</file>